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14.9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doc</text:p>
          </table:table-cell>
          <table:covered-table-cell/>
        </table:table-row>
        <table:table-row table:style-name="ro1">
          <table:table-cell office:value-type="string">
            <text:p>socket</text:p>
          </table:table-cell>
          <table:table-cell office:value-type="string">
            <text:p>http://ruby-doc.org/stdlib-2.2.0/libdoc/socket/rdoc/Socket.html</text:p>
          </table:table-cell>
        </table:table-row>
        <table:table-row table:style-name="ro1">
          <table:table-cell office:value-type="string">
            <text:p>manette360</text:p>
          </table:table-cell>
          <table:table-cell office:value-type="string">
            <text:p>https://rubygems.org/gems/joystick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Takuzu</text:p>
          </table:table-cell>
          <table:covered-table-cell/>
        </table:table-row>
        <table:table-row table:style-name="ro1">
          <table:table-cell office:value-type="string">
            <text:p>0hh1</text:p>
          </table:table-cell>
          <table:table-cell office:value-type="string">
            <text:p>http://0hh1.com/</text:p>
          </table:table-cell>
        </table:table-row>
        <table:table-row table:style-name="ro1">
          <table:table-cell office:value-type="string">
            <text:p>TicTacLogic</text:p>
          </table:table-cell>
          <table:table-cell office:value-type="string">
            <text:p>http://www.conceptispuzzles.com/index.aspx?uri=puzzle/tic-tac-logic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Exclues</text:p>
          </table:table-cell>
          <table:covered-table-cell/>
        </table:table-row>
        <table:table-row table:style-name="ro1">
          <table:table-cell office:value-type="string">
            <text:p>Grille pain</text:p>
          </table:table-cell>
          <table:table-cell office:value-type="string">
            <text:p>https://www.youtube.com/watch?v=vI7tWd7B3i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Image</text:p>
          </table:table-cell>
          <table:table-cell/>
        </table:table-row>
        <table:table-row table:style-name="ro1">
          <table:table-cell office:value-type="string">
            <text:p>Super Hero</text:p>
          </table:table-cell>
          <table:table-cell office:value-type="string">
            <text:p>http://static.vecteezy.com/system/resources/previews/000/056/110/original/Superhero.png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Google doc</text:p>
          </table:table-cell>
          <table:table-cell office:value-type="string">
            <text:p>https://docs.google.com/document/d/1_XH6lpJHruooj451ySFpJuWuwrR7Zd1ygLGWXLS2w5Q/ed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2/02/2015</text:date>, <text:time>17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 savarre</meta:initial-creator>
    <meta:creation-date>2015-01-16T15:47:45</meta:creation-date>
    <dc:date>2015-02-02T17:07:26.45</dc:date>
    <dc:creator>Pierre Cartier</dc:creator>
    <meta:editing-duration>PT7M8S</meta:editing-duration>
    <meta:editing-cycles>5</meta:editing-cycles>
    <meta:generator>OpenOffice.org/3.4$Win32 OpenOffice.org_project/340m1$Build-9590</meta:generator>
    <meta:document-statistic meta:table-count="1" meta:cell-count="18" meta:object-count="0"/>
  </office:meta>
</office:document-meta>
</file>